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46in" style:rel-column-width="10544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in" style:rel-column-width="2247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3<text:span text:style-name="T1">rd</text:span> To Mar 9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Mar 3rd</text:p>
          </table:table-cell>
          <table:table-cell table:style-name="Table2.A2" office:value-type="string">
            <text:p text:style-name="P5">All Team Members Attended</text:p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6">
            <text:p text:style-name="P5">6</text:p>
          </table:table-cell>
          <table:table-cell table:style-name="Table1.A2" office:value-type="string">
            <text:p text:style-name="P4">- Created HostView and JoinView for network GUI</text:p>
            <text:p text:style-name="P4"/>
            <text:p text:style-name="P4">- Created prototype RollView for rolling a dice in cheat mode</text:p>
            <text:p text:style-name="P4"/>
            <text:p text:style-name="P4">- Created the requirements portion of the documentation</text:p>
            <text:p text:style-name="P4"/>
            <text:p text:style-name="P4">- Made small changes to the GameView to prevent users from joining or hosting games at the wrong time</text:p>
          </table:table-cell>
          <table:table-cell table:style-name="Table1.D2" office:value-type="string">
            <text:p text:style-name="P4">- Polish up the RollView and add use full methods to all of the new views</text:p>
            <text:p text:style-name="P4"/>
            <text:p text:style-name="P4">- Add functionality to the CombatView for defences</text:p>
            <text:p text:style-name="P4"/>
            <text:p text:style-name="P4">- Work further on cheat mode</text:p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09T20:22:32.37</dc:date>
    <meta:editing-duration>PT25M39S</meta:editing-duration>
    <meta:editing-cycles>13</meta:editing-cycles>
    <meta:generator>OpenOffice/4.0.1$Win32 OpenOffice.org_project/401m5$Build-9714</meta:generator>
    <meta:document-statistic meta:table-count="2" meta:image-count="0" meta:object-count="0" meta:page-count="1" meta:paragraph-count="23" meta:word-count="125" meta:character-count="684"/>
  </office:meta>
</office:document-meta>
</file>